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004cm" fo:margin-left="0cm" style:page-number="auto" fo:break-before="page" table:align="left" style:shadow="none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1.094cm" style:rel-column-width="620*"/>
    </style:style>
    <style:style style:name="Tabla2.B" style:family="table-column">
      <style:table-column-properties style:column-width="15.907cm" style:rel-column-width="9018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829" officeooo:paragraph-rsid="00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3829" style:font-weight-asian="normal" style:font-weight-complex="normal"/>
    </style:style>
    <style:style style:name="T3" style:family="text">
      <style:text-properties officeooo:rsid="00152b7d"/>
    </style:style>
    <style:style style:name="T4" style:family="text">
      <style:text-properties officeooo:rsid="001538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629639238656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 <text:span text:style-name="T2">Primera reunión</text:span></text:p>
            <text:p text:style-name="P8"/>
          </table:table-cell>
          <table:table-cell table:style-name="Tabla1.B2" office:value-type="string">
            <text:p text:style-name="P7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7"><text:s text:c="3"/>Fecha y hora: <text:span text:style-name="T1">28/09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629639238656">
          <table:table-cell table:style-name="Tabla1.A4" office:value-type="string">
            <text:p text:style-name="P7"><text:s text:c="3"/>Participantes: <text:span text:style-name="T1">Airam, Ander, Mario</text:span></text:p>
            <text:p text:style-name="P7"><text:span text:style-name="T1"/></text:p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629735952624">
          <table:table-cell table:style-name="Tabla2.A1" table:number-columns-spanned="2" office:value-type="string">
            <text:p text:style-name="P10">ORDEN DEL DÍ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Compartir el repositorio de GitHub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>Crear el esquema del acta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4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5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6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7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8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9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10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11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Lista_20_azul.1" style:display-name="Lista azul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09-28T13:06:27.338885729</dc:date>
    <meta:editing-duration>PT4M30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19" meta:word-count="45" meta:character-count="261" meta:non-whitespace-character-count="223"/>
  </office:meta>
</office:document-meta>
</file>